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3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4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5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6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7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8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9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11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12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13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14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15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16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17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18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19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20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21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22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23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24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25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26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27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28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29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30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31" style:parent-style-name="DefaultParagraphFont" style:family="text">
      <style:text-properties style:font-name="Arial" style:font-name-complex="Arial" fo:color="#171717" fo:font-size="10pt" style:font-size-asian="10pt" style:font-size-complex="10pt"/>
    </style:style>
    <style:style style:name="T32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33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34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  <style:style style:name="T35" style:parent-style-name="DefaultParagraphFont" style:family="text">
      <style:text-properties style:font-name="Arial" style:font-name-complex="Arial" fo:color="#171717" fo:font-size="10pt" style:font-size-asian="10pt" style:font-size-complex="10pt" fo:background-color="#FFFFFF"/>
    </style:style>
  </office:automatic-styles>
  <office:body>
    <office:text text:use-soft-page-breaks="true">
      <text:p text:style-name="P1"><text:span text:style-name="T2">───────────────────────────────────────</text:span><text:span text:style-name="T3"><text:line-break/></text:span><text:span text:style-name="T4">───▐▀▄───────▄▀▌───▄▄▄▄▄▄▄─────────────</text:span><text:span text:style-name="T5"><text:line-break/></text:span><text:span text:style-name="T6">───▌▒▒▀▄▄▄▄▄▀▒▒▐▄▀▀▒██▒██▒▀▀▄──────────</text:span><text:span text:style-name="T7"><text:line-break/></text:span><text:span text:style-name="T8">──▐▒▒▒▒▀▒▀▒▀▒▒▒▒▒▒▒▒▒▒▒▒▒▒▒▒▒▀▄────────</text:span><text:span text:style-name="T9"><text:line-break/></text:span><text:span text:style-name="T10">──▌▒▒▒▒▒▒▒▒▒▒▒▒▒▒▒▄▒▒▒▒▒▒▒▒▒▒▒▒▀▄──────</text:span><text:span text:style-name="T11"><text:line-break/></text:span><text:span text:style-name="T12">▀█▒▒▒█▌▒▒█▒▒▐█▒▒▒▀▒▒▒▒▒▒▒▒▒▒▒▒▒▒▒▌─────</text:span><text:span text:style-name="T13"><text:line-break/></text:span><text:span text:style-name="T14">▀▌▒▒▒▒▒▒▀▒▀▒▒▒▒▒▒▀▀▒▒▒▒▒▒▒▒▒▒▒▒▒▒▐───▄▄</text:span><text:span text:style-name="T15"><text:line-break/></text:span><text:span text:style-name="T16">▐▒▒▒▒▒▒▒▒▒▒▒▒▒▒▒▒▒▒▒▒▒▒▒▒▒▒▒▒▒▒▒▒▒▌▄█▒█</text:span><text:span text:style-name="T17"><text:line-break/></text:span><text:span text:style-name="T18">▐▒▒▒▒▒▒▒▒▒▒▒▒▒▒▒▒▒▒▒▒▒▒▒▒▒▒▒▒▒▒▒▒▒█▒█▀─</text:span><text:span text:style-name="T19"><text:line-break/></text:span><text:span text:style-name="T20">▐▒▒▒▒▒▒▒▒▒▒▒▒▒▒▒▒▒▒▒▒▒▒▒▒▒▒▒▒▒▒▒▒▒█▀───</text:span><text:span text:style-name="T21"><text:line-break/></text:span><text:span text:style-name="T22">▐▒▒▒▒▒▒▒▒▒▒▒▒▒▒▒▒▒▒▒▒▒▒▒▒▒▒▒▒▒▒▒▒▒▌────</text:span><text:span text:style-name="T23"><text:line-break/></text:span><text:span text:style-name="T24">─▌▒▒▒▒▒▒▒▒▒▒▒▒▒▒▒▒▒▒▒▒▒▒▒▒▒▒▒▒▒▒▒▐─────</text:span><text:span text:style-name="T25"><text:line-break/></text:span><text:span text:style-name="T26">─▐▒▒▒▒▒▒▒▒▒▒▒▒▒▒▒▒▒▒▒▒▒▒▒▒▒▒▒▒▒▒▒▌─────</text:span><text:span text:style-name="T27"><text:line-break/></text:span><text:span text:style-name="T28">──▌▒▒▒▒▒▒▒▒▒▒▒▒▒▒▒▒▒▒▒▒▒▒▒▒▒▒▒▒▒▐──────</text:span><text:span text:style-name="T29"><text:line-break/></text:span><text:span text:style-name="T30">──▐▄▒▒▒▒▒▒▒▒▒▒▒▒▒▒▒▒▒▒▒▒▒▒▒▒▒▒▒▄▌──────</text:span><text:span text:style-name="T31"><text:line-break/></text:span><text:span text:style-name="T32">────▀▄▄▀▀▀▀▀▄▄▀▀▀▀▀▀▀▄▄▀▀▀▀▀▄▄▀────────</text:span></text:p>
      <text:p text:style-name="Normal"><text:span text:style-name="T33">A<text:s/></text:span><text:span text:style-name="T34">odt</text:span><text:span text:style-name="T35"><text:s/>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ggs, Dara</meta:initial-creator>
    <dc:creator>Higgs, Dara</dc:creator>
    <meta:creation-date>2017-06-07T03:11:00Z</meta:creation-date>
    <dc:date>2017-06-07T03:11:00Z</dc:date>
    <meta:template xlink:href="Normal.dotm" xlink:type="simple"/>
    <meta:editing-cycles>3</meta:editing-cycles>
    <meta:editing-duration>PT60S</meta:editing-duration>
    <meta:document-statistic meta:page-count="1" meta:paragraph-count="1" meta:word-count="97" meta:character-count="650" meta:row-count="4" meta:non-whitespace-character-count="554"/>
  </office:meta>
</office:document-meta>
</file>